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8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8"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8"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8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8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8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8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8"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/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7:10:38.729559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4-24T07:13:06.347795400</dc:date>
    <meta:editing-duration>P15DT12H36M44S</meta:editing-duration>
    <meta:editing-cycles>352</meta:editing-cycles>
    <meta:generator>LibreOffice/6.4.7.2$Linux_X86_64 LibreOffice_project/40$Build-2</meta:generator>
    <meta:document-statistic meta:table-count="2" meta:cell-count="221" meta:object-count="0"/>
  </office:meta>
</office:document-meta>
</file>